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3.43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family="Arial" style:font-family-generic="roman" style:font-pitch="variable" fo:font-size="7pt" fo:font-style="normal" fo:font-weight="normal" style:font-family-asian="Arial" style:font-family-generic-asian="roman" style:font-pitch-asian="variable" style:font-size-asian="7pt" style:font-style-asian="normal" style:font-weight-asian="normal" style:font-family-complex="Arial" style:font-family-generic-complex="roman" style:font-pitch-complex="variable" style:font-size-complex="7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7pt" fo:font-style="normal" fo:text-shadow="none" style:text-underline-style="none" fo:font-weight="normal" style:letter-kerning="true" style:font-family-asian="Arial" style:font-family-generic-asian="roman" style:font-pitch-asian="variable" style:font-size-asian="7pt" style:font-style-asian="normal" style:font-weight-asian="normal" style:font-family-complex="Arial" style:font-family-generic-complex="roman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.986cm" svg:x="2.143cm" svg:y="13.542cm">
          <text:p text:style-name="P1">GRP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1.986cm" svg:x="2.143cm" svg:y="13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842cm" svg:height="1.025cm" svg:x="2.016cm" svg:y="6.938cm">
          <draw:text-box>
            <text:p>GRP Header</text:p>
          </draw:text-box>
        </draw:frame>
        <draw:custom-shape draw:style-name="gr4" draw:text-style-name="P1" draw:layer="layout" svg:width="8.001cm" svg:height="1.456cm" svg:x="2.143cm" svg:y="7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456cm" svg:x="2.143cm" svg:y="7.895cm">
          <text:p text:style-name="P1"><text:span text:style-name="T1">Number of </text:span></text:p>
          <text:p text:style-name="P1"><text:span text:style-name="T1">Fram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667cm" svg:height="1.456cm" svg:x="4.81cm" svg:y="7.895cm">
          <text:p text:style-name="P1"><text:span text:style-name="T1">Max Frame</text:span></text:p>
          <text:p text:style-name="P1"><text:span text:style-name="T1">Width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667cm" svg:height="1.456cm" svg:x="7.477cm" svg:y="7.895cm">
          <text:p text:style-name="P1"><text:span text:style-name="T1">Max Frame</text:span></text:p>
          <text:p text:style-name="P1"><text:span text:style-name="T1">Height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2.397cm" svg:y="13.542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.27cm" svg:y1="9.351cm" svg:x2="2.27cm" svg:y2="13.415cm">
          <text:p/>
        </draw:line>
        <draw:custom-shape draw:style-name="gr4" draw:text-style-name="P1" draw:layer="layout" svg:width="10.287cm" svg:height="1.456cm" svg:x="2.524cm" svg:y="11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6.454cm" svg:height="0.962cm" svg:x="2.397cm" svg:y="9.986cm">
          <draw:text-box>
            <text:p>GRP Frame Headers</text:p>
          </draw:text-box>
        </draw:frame>
        <draw:custom-shape draw:style-name="gr5" draw:text-style-name="P2" draw:layer="layout" svg:width="1.905cm" svg:height="1.456cm" svg:x="2.524cm" svg:y="11.016cm">
          <text:p text:style-name="P1"><text:span text:style-name="T1">xOffset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905cm" svg:height="1.456cm" svg:x="4.429cm" svg:y="11.016cm">
          <text:p text:style-name="P1"><text:span text:style-name="T1">yOffset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159cm" svg:height="1.456cm" svg:x="6.334cm" svg:y="11.016cm">
          <text:p text:style-name="P1"><text:span text:style-name="T1">Image</text:span></text:p>
          <text:p text:style-name="P1"><text:span text:style-name="T1">Width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159cm" svg:height="1.456cm" svg:x="8.493cm" svg:y="11.016cm">
          <text:p text:style-name="P1"><text:span text:style-name="T1">Image</text:span></text:p>
          <text:p text:style-name="P1"><text:span text:style-name="T1">Height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159cm" svg:height="1.456cm" svg:x="10.652cm" svg:y="11.016cm">
          <text:p text:style-name="P1"><text:span text:style-name="T1">Data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032cm" svg:y="13.54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667cm" svg:y="13.542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302cm" svg:y="13.542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937cm" svg:y="13.542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5.572cm" svg:y="13.542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032cm" svg:height="1.986cm" svg:x="6.207cm" svg:y="13.542cm">
          <text:p text:style-name="P1"><text:span text:style-name="T1">Data f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8.239cm" svg:y="13.542cm">
          <text:p text:style-name="P1"><text:span text:style-name="T2">Data f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0.271cm" svg:y="13.542cm">
          <text:p text:style-name="P1"><text:span text:style-name="T2">Data f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2.303cm" svg:y="13.542cm">
          <text:p text:style-name="P1"><text:span text:style-name="T2">Data fo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4.335cm" svg:y="13.542cm">
          <text:p text:style-name="P1"><text:span text:style-name="T2">Data for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6.367cm" svg:y="13.542cm">
          <text:p text:style-name="P1"><text:span text:style-name="T2">Data for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2.143cm" svg:y1="13.415cm" svg:x2="6.207cm" svg:y2="13.415cm">
          <text:p text:style-name="P1"><text:span text:style-name="T3">Data offset of Frame 1</text:span></text:p>
        </draw:line>
        <draw:line draw:style-name="gr15" draw:text-style-name="P3" draw:layer="layout" svg:x1="2.143cm" svg:y1="13.034cm" svg:x2="8.239cm" svg:y2="13.034cm">
          <text:p text:style-name="P1"><text:span text:style-name="T3">Data offset of Frame 2</text:span></text:p>
        </draw:line>
        <draw:line draw:style-name="gr9" draw:text-style-name="P1" draw:layer="layout" svg:x1="2.524cm" svg:y1="12.272cm" svg:x2="2.651cm" svg:y2="13.415cm">
          <text:p/>
        </draw:line>
        <draw:custom-shape draw:style-name="gr4" draw:text-style-name="P1" draw:layer="layout" svg:width="13.208cm" svg:height="1.456cm" svg:x="6.588cm" svg:y="16.9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397cm" svg:height="1.456cm" svg:x="6.588cm" svg:y="16.912cm">
          <text:p text:style-name="P4"><text:span text:style-name="T4">1RowOffset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905cm" svg:height="1.456cm" svg:x="12.176cm" svg:y="16.912cm">
          <text:p text:style-name="P4"><text:span text:style-name="T4">1Ro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6.588cm" svg:y1="16.844cm" svg:x2="6.588cm" svg:y2="15.574cm">
          <text:p/>
        </draw:line>
        <draw:frame draw:style-name="gr10" draw:layer="layout" svg:width="5.231cm" svg:height="0.962cm" svg:x="6.588cm" svg:y="15.574cm">
          <draw:text-box>
            <text:p>GRPFrame Data</text:p>
          </draw:text-box>
        </draw:frame>
        <draw:frame draw:style-name="gr18" draw:text-style-name="P5" draw:layer="layout" svg:width="4.32cm" svg:height="0.666cm" svg:x="6.461cm" svg:y="20.019cm">
          <draw:text-box>
            <text:p><text:span text:style-name="T5">ImageRowData Offsets</text:span></text:p>
          </draw:text-box>
        </draw:frame>
        <draw:line draw:style-name="gr9" draw:text-style-name="P1" draw:layer="layout" svg:x1="6.842cm" svg:y1="20.146cm" svg:x2="6.842cm" svg:y2="18.495cm">
          <text:p/>
        </draw:line>
        <draw:frame draw:style-name="gr10" draw:text-style-name="P5" draw:layer="layout" svg:width="3.69cm" svg:height="0.666cm" svg:x="8.613cm" svg:y="18.845cm">
          <draw:text-box>
            <text:p><text:span text:style-name="T5">ImageData for Row</text:span></text:p>
          </draw:text-box>
        </draw:frame>
        <draw:line draw:style-name="gr9" draw:text-style-name="P1" draw:layer="layout" svg:x1="8.874cm" svg:y1="19.003cm" svg:x2="8.874cm" svg:y2="18.368cm">
          <text:p/>
        </draw:line>
        <draw:custom-shape draw:style-name="gr16" draw:text-style-name="P4" draw:layer="layout" svg:width="1.397cm" svg:height="1.456cm" svg:x="7.985cm" svg:y="16.912cm">
          <text:p text:style-name="P4"><text:span text:style-name="T4">2RowOffset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397cm" svg:height="1.456cm" svg:x="9.382cm" svg:y="16.912cm">
          <text:p text:style-name="P4"><text:span text:style-name="T4">3RowOffset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397cm" svg:height="1.456cm" svg:x="10.779cm" svg:y="16.912cm">
          <text:p text:style-name="P4"><text:span text:style-name="T4">nRowOffset</text:span></text:p>
          <text:p text:style-name="P4"><text:span text:style-name="T4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905cm" svg:height="1.456cm" svg:x="14.081cm" svg:y="16.912cm">
          <text:p text:style-name="P4"><text:span text:style-name="T4">2Ro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905cm" svg:height="1.456cm" svg:x="15.986cm" svg:y="16.912cm">
          <text:p text:style-name="P4"><text:span text:style-name="T4">3Ro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905cm" svg:height="1.456cm" svg:x="17.891cm" svg:y="16.912cm">
          <text:p text:style-name="P4"><text:span text:style-name="T4">NRo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6.715cm" svg:y1="16.844cm" svg:x2="12.176cm" svg:y2="16.844cm">
          <text:p text:style-name="P1"><text:span text:style-name="T4">Offsets start at DataOffset (1Rowoffset)</text:span></text:p>
        </draw:line>
        <draw:line draw:style-name="gr15" draw:text-style-name="P4" draw:layer="layout" svg:x1="6.842cm" svg:y1="16.59cm" svg:x2="14.081cm" svg:y2="16.59cm">
          <text:p text:style-name="P6"><text:span text:style-name="T6">(2Rowoffset)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16:40:53</meta:creation-date>
    <dc:date>2013-07-21T23:26:53</dc:date>
    <meta:editing-duration>PT5H27M5S</meta:editing-duration>
    <meta:editing-cycles>14</meta:editing-cycles>
    <meta:generator>LibreOffice/4.0.3.3$MacOSX_x86 LibreOffice_project/0eaa50a932c8f2199a615e1eb30f7ac74279539</meta:generator>
    <meta:document-statistic meta:object-count="47"/>
  </office:meta>
</office:document-meta>
</file>